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8a5f" officeooo:paragraph-rsid="001c8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 </text:p>
      <text:p text:style-name="P1">Instructions to run code:</text:p>
      <text:p text:style-name="P1"/>
      <text:p text:style-name="P1">Run the function MySVD.m which takes :</text:p>
      <text:p text:style-name="P1"/>
      <text:p text:style-name="P1">Input: A matrix A</text:p>
      <text:p text:style-name="P1">Output: 3 matrices Us, S, Vs</text:p>
      <text:p text:style-name="P1"/>
      <text:p text:style-name="P1"><text:tab/>such that A = Us * S * Vs.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8:49:51.634383523</meta:creation-date>
    <dc:date>2020-11-07T18:56:24.526888140</dc:date>
    <meta:editing-duration>PT6M33S</meta:editing-duration>
    <meta:editing-cycles>1</meta:editing-cycles>
    <meta:document-statistic meta:table-count="0" meta:image-count="0" meta:object-count="0" meta:page-count="1" meta:paragraph-count="6" meta:word-count="31" meta:character-count="140" meta:non-whitespace-character-count="112"/>
    <meta:generator>LibreOffice/6.0.7.3$Linux_X86_64 LibreOffice_project/00m0$Build-3</meta:generator>
  </office:meta>
</office:document-meta>
</file>